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1.838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8217in"/>
    </style:style>
    <style:style style:name="co7" style:family="table-column">
      <style:table-column-properties fo:break-before="auto" style:column-width="1.4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70">
      <style:text-properties fo:font-weight="bold" style:font-weight-asian="bold" style:font-weight-complex="bold"/>
    </style:style>
    <style:style style:name="ce4" style:family="table-cell" style:parent-style-name="Default" style:data-style-name="N70"/>
    <style:style style:name="ce14" style:family="table-cell" style:parent-style-name="Default" style:data-style-name="N70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14"/>
        <table:table-column table:style-name="co8" table:default-cell-style-name="ce7"/>
        <table:table-row table:style-name="ro1">
          <table:table-cell table:style-name="Default" table:number-columns-repeated="2"/>
          <table:table-cell table:style-name="ce10" office:value-type="string" calcext:value-type="string" table:number-columns-spanned="3" table:number-rows-spanned="1">
            <text:p>Result</text:p>
          </table:table-cell>
          <table:covered-table-cell table:style-name="ce1"/>
          <table:covered-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ample 1</text:p>
          </table:table-cell>
          <table:table-cell table:style-name="ce3" office:value-type="string" calcext:value-type="string">
            <text:p>Sample 2</text:p>
          </table:table-cell>
          <table:table-cell table:style-name="ce1" office:value-type="string" calcext:value-type="string">
            <text:p>Sample 3</text:p>
          </table:table-cell>
          <table:table-cell table:style-name="ce1" office:value-type="string" calcext:value-type="string">
            <text:p>Temporary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mmit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uto-indent removal logic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All blank lines except the last were removed. No \n after 1<text:span text:style-name="T1">st</text:span> line after colon-line.</text:p>
          </table:table-cell>
          <table:table-cell table:style-name="ce4" office:value-type="date" office:date-value="2026-03-07T18:40:00" calcext:value-type="date">
            <text:p>03/07/26 06:40 PM</text:p>
          </table:table-cell>
          <table:table-cell table:style-name="Default" office:value-type="string" calcext:value-type="string">
            <text:p>04046d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o-indent removal logi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moved blank line</text:p>
          </table:table-cell>
          <table:table-cell office:value-type="date" office:date-value="2026-03-07T19:21:00" calcext:value-type="date">
            <text:p>03/07/26 07:21 PM</text:p>
          </table:table-cell>
          <table:table-cell office:value-type="string" calcext:value-type="string">
            <text:p>04046d6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uto-indent removal logic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Random indents between comments</text:p>
          </table:table-cell>
          <table:table-cell table:style-name="ce4" office:value-type="date" office:date-value="2026-03-07T19:25:00" calcext:value-type="date">
            <text:p>03/07/26 07:25 PM</text:p>
          </table:table-cell>
          <table:table-cell table:style-name="Default" office:value-type="string" calcext:value-type="string">
            <text:p>04046d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o-indent removal lo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</text:p>
          </table:table-cell>
          <table:table-cell office:value-type="date" office:date-value="2026-03-07T19:26:00" calcext:value-type="date">
            <text:p>03/07/26 07:26 PM</text:p>
          </table:table-cell>
          <table:table-cell office:value-type="string" calcext:value-type="string">
            <text:p>04046d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s 2 and 1</text:p>
          </table:table-cell>
          <table:table-cell office:value-type="date" office:date-value="2026-03-07T21:46:00" calcext:value-type="date">
            <text:p>03/07/26 09:46 PM</text:p>
          </table:table-cell>
          <table:table-cell office:value-type="string" calcext:value-type="string">
            <text:p>0a3cb4f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Same as test 5</text:p>
          </table:table-cell>
          <table:table-cell table:style-name="ce4" office:value-type="date" office:date-value="2026-03-08T12:56:00" calcext:value-type="date">
            <text:p>03/08/26 12:56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All 5 blank lines were all removed, even though there was no colon-line; the file only had 5 blank lines.</text:p>
          </table:table-cell>
          <table:table-cell table:style-name="ce4" office:value-type="date" office:date-value="2026-03-08T13:06:00" calcext:value-type="date">
            <text:p>03/08/26 01:06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o-indent removal logic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ery blank line was removed, except for the word (throwaway).</text:p>
          </table:table-cell>
          <table:table-cell office:value-type="date" office:date-value="2026-03-08T13:18:00" calcext:value-type="date">
            <text:p>03/08/26 01:18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5</text:p>
          </table:table-cell>
          <table:table-cell office:value-type="date" office:date-value="2026-03-08T14:57:00" calcext:value-type="date">
            <text:p>03/08/26 02:57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ry normal line is separated by tabs.</text:p>
          </table:table-cell>
          <table:table-cell office:value-type="date" office:date-value="2026-03-08T17:02:00" calcext:value-type="date">
            <text:p>03/08/26 05:02 PM</text:p>
          </table:table-cell>
          <table:table-cell office:value-type="string" calcext:value-type="string">
            <text:p>d534b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0</text:p>
          </table:table-cell>
          <table:table-cell office:value-type="date" office:date-value="2026-03-08T19:04:00" calcext:value-type="date">
            <text:p>03/08/26 07:04 PM</text:p>
          </table:table-cell>
          <table:table-cell office:value-type="string" calcext:value-type="string">
            <text:p>d534b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</text:p>
          </table:table-cell>
          <table:table-cell office:value-type="date" office:date-value="2026-03-08T21:15:00" calcext:value-type="date">
            <text:p>03/08/26 09:15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 line indented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sole shows correlating tab checks</text:p>
          </table:table-cell>
          <table:table-cell office:value-type="date" office:date-value="2026-03-09T18:34:00" calcext:value-type="date">
            <text:p>03/09/26 06:34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 line colon-line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sole shows correlating colon-line</text:p>
          </table:table-cell>
          <table:table-cell office:value-type="date" office:date-value="2026-03-09T18:48:00" calcext:value-type="date">
            <text:p>03/09/26 06:48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s 3 and 1</text:p>
          </table:table-cell>
          <table:table-cell office:value-type="date" office:date-value="2026-03-09T18:56:00" calcext:value-type="date">
            <text:p>03/09/26 06:56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sample 1, remove indent goes to false when in blank line; sample 2 correlates.</text:p>
          </table:table-cell>
          <table:table-cell office:value-type="date" office:date-value="2026-03-10T16:21:00" calcext:value-type="date">
            <text:p>03/10/26 04:21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6</text:p>
          </table:table-cell>
          <table:table-cell office:value-type="date" office:date-value="2026-03-10T17:59:00" calcext:value-type="date">
            <text:p>03/10/26 05:59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put 1 is test 2 and output 2 leaves the second colon-line</text:p>
          </table:table-cell>
          <table:table-cell office:value-type="date" office:date-value="2026-03-10T18:05:00" calcext:value-type="date">
            <text:p>03/10/26 06:05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8</text:p>
          </table:table-cell>
          <table:table-cell office:value-type="date" office:date-value="2026-03-12T17:41:00" calcext:value-type="date">
            <text:p>03/12/26 05:41 PM</text:p>
          </table:table-cell>
          <table:table-cell office:value-type="string" calcext:value-type="string">
            <text:p>259d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 enter byte boolean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 false</text:p>
          </table:table-cell>
          <table:table-cell office:value-type="date" office:date-value="2026-03-12T17:44:00" calcext:value-type="date">
            <text:p>03/12/26 05:44 PM</text:p>
          </table:table-cell>
          <table:table-cell office:value-type="string" calcext:value-type="string">
            <text:p>259d4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put 1 has trailing new line and output 2 has an extra new line before main().</text:p>
          </table:table-cell>
          <table:table-cell office:value-type="date" office:date-value="2026-03-12T17:56:00" calcext:value-type="date">
            <text:p>03/12/26 05:56 PM</text:p>
          </table:table-cell>
          <table:table-cell office:value-type="string" calcext:value-type="string">
            <text:p>259d4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21</text:p>
          </table:table-cell>
          <table:table-cell office:value-type="date" office:date-value="2026-03-14T09:13:00" calcext:value-type="date">
            <text:p>03/14/26 09:13 AM</text:p>
          </table:table-cell>
          <table:table-cell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Output 2 removes the second colon-line now</text:p>
          </table:table-cell>
          <table:table-cell office:value-type="date" office:date-value="2026-03-14T15:52:00" calcext:value-type="date">
            <text:p>03/14/26 03:52 PM</text:p>
          </table:table-cell>
          <table:table-cell table:style-name="Default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Fai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Output 3: while one layer of indentation is removed, the function definitions in the classes are terminated.</text:p>
          </table:table-cell>
          <table:table-cell office:value-type="date" office:date-value="2026-03-14T18:37:00" calcext:value-type="date">
            <text:p>03/14/26 06:37 PM</text:p>
          </table:table-cell>
          <table:table-cell table:style-name="Default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Pass*</text:p>
          </table:table-cell>
          <table:table-cell office:value-type="string" calcext:value-type="string">
            <text:p>Pass*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*Solutions for them have changed to allow removed colon-lines to retain the blank line</text:p>
          </table:table-cell>
          <table:table-cell office:value-type="date" office:date-value="2026-03-15T13:08:00" calcext:value-type="date">
            <text:p>03/15/26 01:08 PM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13:07:34.33299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18:37:57.995687400</meta:creation-date>
    <dc:date>2026-03-15T13:11:02.840509500</dc:date>
    <meta:editing-duration>PT3H37M7S</meta:editing-duration>
    <meta:editing-cycles>102</meta:editing-cycles>
    <meta:generator>LibreOffice/26.2.0.3$Windows_X86_64 LibreOffice_project/620$Build-3</meta:generator>
    <meta:document-statistic meta:table-count="1" meta:cell-count="231" meta:object-count="0"/>
  </office:meta>
</office:document-meta>
</file>